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ELPart.setElementName( QName q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imPELPart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ELPart.SimPELPart( QName elm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ELPart.getElemen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ELPart.setTypeName( QName q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imPELPart.setName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imPELPart.getTyp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